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5319*"/>
    </style:style>
    <style:style style:name="Table1.B" style:family="table-column">
      <style:table-column-properties style:rel-column-width="22128*"/>
    </style:style>
    <style:style style:name="Table1.C" style:family="table-column">
      <style:table-column-properties style:rel-column-width="28086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5319*"/>
    </style:style>
    <style:style style:name="Table2.B" style:family="table-column">
      <style:table-column-properties style:rel-column-width="22128*"/>
    </style:style>
    <style:style style:name="Table2.C" style:family="table-column">
      <style:table-column-properties style:rel-column-width="28086*"/>
    </style:style>
    <style:style style:name="Table2.A1" style:family="table-cell">
      <style:table-cell-properties fo:border="none"/>
    </style:style>
  </office:automatic-styles>
  <office:body>
    <office:text>
      <text:p text:style-name="Title">Cosh</text:p>
      <text:p text:style-name="P1">Cosh <text:s text:c="1"/>// <text:s text:c="1"/>Elementwise hyperbolic cosine operation</text:p>
      <text:h text:style-name="Heading_20_1" text:outline-level="1">Description</text:h>
      <text:p text:style-name="First_20_paragraph">Produces a tensor of the same element type and shape as <text:span text:style-name="Source_Text">arg,</text:span> where the value at each coordinate of <text:span text:style-name="Source_Text">output</text:span> is the hyperbolic cosine of the value at the corresponding coordinate of <text:span text:style-name="Source_Text">arg.</text:span>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</text:span></text:p>
          </table:table-cell>
          <table:table-cell table:style-name="Table1.A1" office:value-type="string">
            <text:p text:style-name="Table_20_Contents">Any</text:p>
          </table:table-cell>
          <table:table-cell table:style-name="Table1.A1" office:value-type="string">
            <text:p text:style-name="Table_20_Contents">Any</text:p>
          </table:table-cell>
        </table:table-row>
      </table:table>
      <text:h text:style-name="Heading_20_2" text:outline-level="2">Output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Element Type</text:p>
            </table:table-cell>
            <table:table-cell table:style-name="Table2.A1" office:value-type="string">
              <text:p text:style-name="Table_20_Heading">Shap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output</text:span></text:p>
          </table:table-cell>
          <table:table-cell table:style-name="Table2.A1" office:value-type="string">
            <text:p text:style-name="Table_20_Contents">Same as <text:span text:style-name="Source_Text">arg</text:span></text:p>
          </table:table-cell>
          <table:table-cell table:style-name="Table2.A1" office:value-type="string">
            <text:p text:style-name="Table_20_Contents">Same as <text:span text:style-name="Source_Text">arg</text:span></text:p>
          </table:table-cell>
        </table:table-row>
      </table:table>
      <text:h text:style-name="Heading_20_1" text:outline-level="1">Mathematical Definition</text:h>
      <text:p text:style-name="First_20_paragraph"><draw:frame draw:style-name="fr2" text:anchor-type="paragraph"><draw:object xlink:href="Formula-0/" xlink:type="simple" xlink:show="embed" xlink:actuate="onLoad"/></draw:frame></text:p>
      <text:h text:style-name="Heading_20_1" text:outline-level="1">Backprop</text:h>
      <text:p text:style-name="First_20_paragraph"><draw:frame draw:style-name="fr2" text:anchor-type="paragraph"><draw:object xlink:href="Formula-2/" xlink:type="simple" xlink:show="embed" xlink:actuate="onLoad"/></draw:frame></text:p>
      <text:h text:style-name="Heading_20_1" text:outline-level="1">C++ Interface</text:h>
      <text:p text:style-name="First_20_paragraph">ngraph::op::v0::Co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sh</dc:title>
  </office:meta>
</office:document-meta>
</file>

<file path=Formula-0/content.xml><?xml version="1.0" encoding="utf-8"?>
<math xmlns="http://www.w3.org/1998/Math/MathML" display="block">
  <mrow>
    <msub>
      <mstyle mathvariant="monospace">
        <mi>𝚘</mi>
        <mi>𝚞</mi>
        <mi>𝚝</mi>
        <mi>𝚙</mi>
        <mi>𝚞</mi>
        <mi>𝚝</mi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>=</mo>
    <mo>cosh</mo>
    <mo stretchy="false" form="prefix">(</mo>
    <msub>
      <mstyle mathvariant="monospace">
        <mi>𝚊</mi>
        <mi>𝚛</mi>
        <mi>𝚐</mi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 stretchy="false" form="postfix">)</mo>
  </mrow>
</math>
</file>

<file path=Formula-2/content.xml><?xml version="1.0" encoding="utf-8"?>
<math xmlns="http://www.w3.org/1998/Math/MathML" display="block">
  <mrow>
    <mover>
      <mstyle mathvariant="monospace">
        <mi>𝚊</mi>
        <mi>𝚛</mi>
        <mi>𝚐</mi>
      </mstyle>
      <mo accent="true">¯</mo>
    </mover>
    <mo>←</mo>
    <mi>Δ</mi>
    <mspace width="0.222em"/>
    <mo>sinh</mo>
    <mo stretchy="false" form="prefix">(</mo>
    <mstyle mathvariant="monospace">
      <mi>𝚊</mi>
      <mi>𝚛</mi>
      <mi>𝚐</mi>
    </mstyle>
    <mo stretchy="false" form="postfix">)</mo>
  </mrow>
</math>
</file>